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5.3%"/>
    </style:style>
  </office:automatic-styles>
  <office:body>
    <office:text text:use-soft-page-breaks="true">
      <text:h text:style-name="P1" text:outline-level="1">Quoi ?</text:h>
      <text:p text:style-name="Normal">Logiciel de gestion d’interventions de maintenance dans le cadre d’une formation GMAO qui sera mise en place a l AFPA.</text:p>
      <text:p text:style-name="Normal">Pour qui ?</text:p>
      <text:p text:style-name="Normal">Les formateurs, qui devront créer des simulations d’interventions pour les stagiaires. Dans le cadre d’exercices, d évaluations et/ou examen certification.</text:p>
      <text:p text:style-name="Normal"/>
      <text:h text:style-name="Titre1" text:outline-level="1">Livraison</text:h>
      <text:p text:style-name="Normal">Cahier des charges ébauche du logiciel mcd/mld diagrammes (flux, cas d’utilisations).</text:p>
      <text:p text:style-name="Normal"/>
      <text:h text:style-name="Titre2" text:outline-level="2">1<text:span text:style-name="T2">er</text:span><text:s/>lot</text:h>
      <text:p text:style-name="Normal">Interface de connexion, navigation, ajout/supprimer/effacer intervention</text:p>
      <text:p text:style-name="Normal"/>
      <text:h text:style-name="Titre2" text:outline-level="2">2eme lot</text:h>
      <text:p text:style-name="Normal">Navigation selon utilisateur, fiches qui se complètes selon les choix et les patterns(vérifications de saisies).</text:p>
      <text:p text:style-name="Normal"/>
      <text:h text:style-name="Titre1" text:outline-level="1">3eme lot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59011-95-12</meta:initial-creator>
    <dc:creator>59011-95-12</dc:creator>
    <meta:creation-date>2021-02-17T14:48:00Z</meta:creation-date>
    <dc:date>2021-02-17T15:00:00Z</dc:date>
    <meta:template xlink:href="Normal.dotm" xlink:type="simple"/>
    <meta:editing-cycles>4</meta:editing-cycles>
    <meta:editing-duration>PT660S</meta:editing-duration>
    <meta:document-statistic meta:page-count="1" meta:paragraph-count="1" meta:word-count="93" meta:character-count="605" meta:row-count="4" meta:non-whitespace-character-count="513"/>
  </office:meta>
</office:document-meta>
</file>